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1025b5" officeooo:paragraph-rsid="001025b5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4pt" fo:language="fr" fo:country="FR" style:text-underline-style="none" officeooo:rsid="0010ac78" officeooo:paragraph-rsid="001025b5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fr" fo:country="FR" style:text-underline-style="solid" style:text-underline-width="auto" style:text-underline-color="font-color" officeooo:rsid="0010ac78" officeooo:paragraph-rsid="001025b5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2pt" fo:language="fr" fo:country="FR" style:text-underline-style="none" officeooo:rsid="001025b5" officeooo:paragraph-rsid="001025b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fr" fo:country="FR" style:text-underline-style="none" officeooo:rsid="001025b5" officeooo:paragraph-rsid="001025b5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officeooo:rsid="001025b5" officeooo:paragraph-rsid="001025b5" style:font-size-asian="14pt" style:font-size-complex="16pt"/>
    </style:style>
    <style:style style:name="T1" style:family="text">
      <style:text-properties fo:font-size="14pt" style:text-underline-style="solid" style:text-underline-width="auto" style:text-underline-color="font-color" officeooo:rsid="0010ac78" style:font-size-asian="12.25pt" style:font-size-complex="14pt"/>
    </style:style>
    <style:style style:name="T2" style:family="text">
      <style:text-properties fo:font-size="14pt" style:text-underline-style="solid" style:text-underline-width="auto" style:text-underline-color="font-color" officeooo:rsid="00117e79" style:font-size-asian="12.25pt" style:font-size-complex="14pt"/>
    </style:style>
    <style:style style:name="T3" style:family="text">
      <style:text-properties fo:font-size="14pt" officeooo:rsid="0010ac78" style:font-size-asian="12.25pt" style:font-size-complex="14pt"/>
    </style:style>
    <style:style style:name="T4" style:family="text">
      <style:text-properties fo:font-size="14pt" officeooo:rsid="00117e79" style:font-size-asian="12.25pt" style:font-size-complex="14pt"/>
    </style:style>
    <style:style style:name="T5" style:family="text">
      <style:text-properties officeooo:rsid="00117e79"/>
    </style:style>
    <style:style style:name="T6" style:family="text">
      <style:text-properties officeooo:rsid="0012dd2b"/>
    </style:style>
    <style:style style:name="T7" style:family="text">
      <style:text-properties officeooo:rsid="00137571"/>
    </style:style>
    <style:style style:name="T8" style:family="text">
      <style:text-properties officeooo:rsid="00155646"/>
    </style:style>
    <style:style style:name="T9" style:family="text">
      <style:text-properties fo:font-weight="bold" officeooo:rsid="00117e79" style:font-weight-asian="bold" style:font-weight-complex="bold"/>
    </style:style>
    <style:style style:name="T10" style:family="text">
      <style:text-properties fo:font-weight="bold" officeooo:rsid="0012dd2b" style:font-weight-asian="bold" style:font-weight-complex="bold"/>
    </style:style>
    <style:style style:name="T11" style:family="text">
      <style:text-properties fo:font-weight="bold" officeooo:rsid="00137571" style:font-weight-asian="bold" style:font-weight-complex="bold"/>
    </style:style>
    <style:style style:name="T12" style:family="text">
      <style:text-properties fo:font-weight="bold" officeooo:rsid="00155646" style:font-weight-asian="bold" style:font-weight-complex="bold"/>
    </style:style>
    <style:style style:name="T13" style:family="text">
      <style:text-properties fo:font-weight="bold" officeooo:rsid="00164749" style:font-weight-asian="bold" style:font-weight-complex="bold"/>
    </style:style>
    <style:style style:name="T14" style:family="text">
      <style:text-properties fo:font-style="italic" officeooo:rsid="0012dd2b" style:font-style-asian="italic" style:font-style-complex="italic"/>
    </style:style>
    <style:style style:name="T15" style:family="text">
      <style:text-properties fo:font-style="italic" officeooo:rsid="00155646" style:font-style-asian="italic" style:font-style-complex="italic"/>
    </style:style>
    <style:style style:name="T16" style:family="text">
      <style:text-properties fo:font-style="italic" officeooo:rsid="00117e79" style:font-style-asian="italic" style:font-style-complex="italic"/>
    </style:style>
    <style:style style:name="T17" style:family="text">
      <style:text-properties fo:font-style="normal" officeooo:rsid="00155646" style:font-style-asian="normal" style:font-style-complex="normal"/>
    </style:style>
    <style:style style:name="T18" style:family="text">
      <style:text-properties officeooo:rsid="001647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oix statégiques de l’entreprise</text:p>
      <text:p text:style-name="P1"/>
      <text:p text:style-name="P7"><text:span text:style-name="T1">1. Une entreprise </text:span><text:span text:style-name="T2">diversifiée</text:span></text:p>
      <text:p text:style-name="P7"><text:span text:style-name="T2"/></text:p>
      <text:p text:style-name="P3"><text:tab/><text:span text:style-name="T5">Disney est mondialement connu pour ses </text:span><text:span text:style-name="T9">films d’animations</text:span><text:span text:style-name="T5">, cependant ce ne sont pas leurs seulles sources de bénéfices ! En effet, disney, c’est aussi des </text:span><text:span text:style-name="T9">parcs à thèmes</text:span><text:span text:style-name="T5">, implémentés partout dans le monde. </text:span><text:span text:style-name="T16">Disneyland</text:span><text:span text:style-name="T5"> </text:span><text:span text:style-name="T6">est un produit présent sur plusieurs contienants (</text:span><text:span text:style-name="T14">Disneyland California, Disneyland Tokyo ou encore Disneyland Paris</text:span><text:span text:style-name="T6">). En France, </text:span><text:span text:style-name="T14">Disneyland Paris</text:span><text:span text:style-name="T6"> est le parc </text:span><text:span text:style-name="T10">le plus visité</text:span><text:span text:style-name="T6"> avec plus de </text:span><text:span text:style-name="T10">20 000</text:span><text:span text:style-name="T6"> visiteurs par </text:span><text:span text:style-name="T7">jour !</text:span></text:p>
      <text:p text:style-name="P3"><text:tab/><text:span text:style-name="T7">Disney, c’est aussi majoritairement des </text:span><text:span text:style-name="T11">produits dérivés</text:span><text:span text:style-name="T7">. Costumes, livres et peluches sont présents sur les étallages et sur le site Disney. En 2014, Disney avait vendu pour de </text:span><text:span text:style-name="T11">48,8 milliard de dollars</text:span><text:span text:style-name="T7"> de produit dérivé, notamment grâce aux succès de leurs différentes </text:span><text:span text:style-name="T11">filliales</text:span><text:span text:style-name="T7">.</text:span></text:p>
      <text:p text:style-name="P3"><text:tab/><text:span text:style-name="T7">En effet, Disney possède </text:span><text:span text:style-name="T8">de nombreux </text:span><text:span text:style-name="T12">groupes cinématographique</text:span><text:span text:style-name="T8"> (</text:span><text:span text:style-name="T15">Pixar Animation Studio, Marvel Studio, Lucasfilm </text:span><text:span text:style-name="T17">et</text:span><text:span text:style-name="T15"> 20th Century Studio</text:span><text:span text:style-name="T8"> pour ne citer que les plus connus), ce qui leur permet de toucher </text:span><text:span text:style-name="T12">plusieurs publiques différents</text:span><text:span text:style-name="T8">, et donc d’aggrandir leur gamme de client. De plus, Disney de nombreuses productions </text:span><text:span text:style-name="T12">mediatiques et artistiques</text:span><text:span text:style-name="T8">, avec </text:span><text:span text:style-name="T15">Walt Disney Television</text:span><text:span text:style-name="T8"> pour la télévision et l’information, </text:span><text:span text:style-name="T15">Disney Music Group</text:span><text:span text:style-name="T8"> pour les représentation musicalles ou encore </text:span><text:span text:style-name="T15">Disney Theatrical Group</text:span><text:span text:style-name="T8"> pour les représentation théatralles.</text:span></text:p>
      <text:p text:style-name="P3"><text:tab/><text:span text:style-name="T18">On peut donc conclure que Disney est une entreprise qui jouie d’une </text:span><text:span text:style-name="T13">grande diversité</text:span><text:span text:style-name="T18"> commerciale, ce qui lui permet de vendre beaucoup de </text:span><text:span text:style-name="T13">produit différent</text:span><text:span text:style-name="T18"> à un </text:span><text:span text:style-name="T13">même client</text:span><text:span text:style-name="T18"> !</text:span></text:p>
      <text:p text:style-name="P3"><text:span text:style-name="T2"/></text:p>
      <text:p text:style-name="P3"><text:span text:style-name="T4"/></text:p>
      <text:p text:style-name="P4"/>
      <text:p text:style-name="P5"><text:a xlink:type="simple" xlink:href="https://www.tf1info.fr/culture/video-anniversaire-de-disneyland-paris-les-30-ans-du-royaume-de-mickey-en-5-chiffres-2216316.html" text:style-name="Internet_20_link" text:visited-style-name="Visited_20_Internet_20_Link">https://www.tf1info.fr/culture/video-anniversaire-de-disneyland-paris-les-30-ans-du-royaume-de-mickey-en-5-chiffres-2216316.html</text:a></text:p>
      <text:p text:style-name="P5"/>
      <text:p text:style-name="P5"><text:a xlink:type="simple" xlink:href="https://fr.wikipedia.org/wiki/Liste_des_possessions_de_la_Walt_Disney_Company" text:style-name="Internet_20_link" text:visited-style-name="Visited_20_Internet_20_Link">https://fr.wikipedia.org/wiki/Liste_des_possessions_de_la_Walt_Disney_Company</text:a></text:p>
      <text:p text:style-name="P5"/>
      <text:p text:style-name="P5">https://radiodisneyclub.fr/produits-derives-succes-licences-disney/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227" meta:character-count="1758" meta:non-whitespace-character-count="1536"/>
  </office:meta>
</office:document-meta>
</file>